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2634in" svg:height="6.0339in" svg:x="1.3059in" svg:y="0.3661in">
            <draw:object draw:notify-on-update-of-ranges="Sheet1.A1:Sheet1.A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.142064">
            <text:p>0.142064</text:p>
          </table:table-cell>
        </table:table-row>
        <table:table-row table:style-name="ro1">
          <table:table-cell office:value-type="float" office:value="0.145714">
            <text:p>0.145714</text:p>
          </table:table-cell>
        </table:table-row>
        <table:table-row table:style-name="ro1">
          <table:table-cell office:value-type="float" office:value="0.152754">
            <text:p>0.152754</text:p>
          </table:table-cell>
        </table:table-row>
        <table:table-row table:style-name="ro1">
          <table:table-cell office:value-type="float" office:value="0.157474">
            <text:p>0.157474</text:p>
          </table:table-cell>
        </table:table-row>
        <table:table-row table:style-name="ro1">
          <table:table-cell office:value-type="float" office:value="0.161307">
            <text:p>0.161307</text:p>
          </table:table-cell>
        </table:table-row>
        <table:table-row table:style-name="ro1">
          <table:table-cell office:value-type="float" office:value="0.170281">
            <text:p>0.170281</text:p>
          </table:table-cell>
        </table:table-row>
        <table:table-row table:style-name="ro1">
          <table:table-cell office:value-type="float" office:value="0.187752">
            <text:p>0.187752</text:p>
          </table:table-cell>
        </table:table-row>
        <table:table-row table:style-name="ro1">
          <table:table-cell office:value-type="float" office:value="0.21798">
            <text:p>0.21798</text:p>
          </table:table-cell>
        </table:table-row>
        <table:table-row table:style-name="ro1">
          <table:table-cell office:value-type="float" office:value="0.251873">
            <text:p>0.251873</text:p>
          </table:table-cell>
        </table:table-row>
        <table:table-row table:style-name="ro1">
          <table:table-cell office:value-type="float" office:value="0.286059">
            <text:p>0.286059</text:p>
          </table:table-cell>
        </table:table-row>
        <table:table-row table:style-name="ro1">
          <table:table-cell office:value-type="float" office:value="0.317023">
            <text:p>0.317023</text:p>
          </table:table-cell>
        </table:table-row>
        <table:table-row table:style-name="ro1">
          <table:table-cell office:value-type="float" office:value="0.347567">
            <text:p>0.347567</text:p>
          </table:table-cell>
        </table:table-row>
        <table:table-row table:style-name="ro1">
          <table:table-cell office:value-type="float" office:value="0.375721">
            <text:p>0.375721</text:p>
          </table:table-cell>
        </table:table-row>
        <table:table-row table:style-name="ro1">
          <table:table-cell office:value-type="float" office:value="0.40032">
            <text:p>0.40032</text:p>
          </table:table-cell>
        </table:table-row>
        <table:table-row table:style-name="ro1">
          <table:table-cell office:value-type="float" office:value="0.423351">
            <text:p>0.423351</text:p>
          </table:table-cell>
        </table:table-row>
        <table:table-row table:style-name="ro1">
          <table:table-cell office:value-type="float" office:value="0.44997">
            <text:p>0.44997</text:p>
          </table:table-cell>
        </table:table-row>
        <table:table-row table:style-name="ro1">
          <table:table-cell office:value-type="float" office:value="0.474659">
            <text:p>0.474659</text:p>
          </table:table-cell>
        </table:table-row>
        <table:table-row table:style-name="ro1">
          <table:table-cell office:value-type="float" office:value="0.50218">
            <text:p>0.50218</text:p>
          </table:table-cell>
        </table:table-row>
        <table:table-row table:style-name="ro1">
          <table:table-cell office:value-type="float" office:value="0.51671">
            <text:p>0.51671</text:p>
          </table:table-cell>
        </table:table-row>
        <table:table-row table:style-name="ro1">
          <table:table-cell office:value-type="float" office:value="0.50239">
            <text:p>0.50239</text:p>
          </table:table-cell>
        </table:table-row>
        <table:table-row table:style-name="ro1">
          <table:table-cell office:value-type="float" office:value="0.504413">
            <text:p>0.504413</text:p>
          </table:table-cell>
        </table:table-row>
        <table:table-row table:style-name="ro1">
          <table:table-cell office:value-type="float" office:value="0.508118">
            <text:p>0.508118</text:p>
          </table:table-cell>
        </table:table-row>
        <table:table-row table:style-name="ro1">
          <table:table-cell office:value-type="float" office:value="0.51656">
            <text:p>0.51656</text:p>
          </table:table-cell>
        </table:table-row>
        <table:table-row table:style-name="ro1">
          <table:table-cell office:value-type="float" office:value="0.514028">
            <text:p>0.514028</text:p>
          </table:table-cell>
        </table:table-row>
        <table:table-row table:style-name="ro1">
          <table:table-cell office:value-type="float" office:value="0.515223">
            <text:p>0.515223</text:p>
          </table:table-cell>
        </table:table-row>
        <table:table-row table:style-name="ro1">
          <table:table-cell office:value-type="float" office:value="0.509699">
            <text:p>0.509699</text:p>
          </table:table-cell>
        </table:table-row>
        <table:table-row table:style-name="ro1">
          <table:table-cell office:value-type="float" office:value="0.510286">
            <text:p>0.510286</text:p>
          </table:table-cell>
        </table:table-row>
        <table:table-row table:style-name="ro1">
          <table:table-cell office:value-type="float" office:value="0.511022">
            <text:p>0.511022</text:p>
          </table:table-cell>
        </table:table-row>
        <table:table-row table:style-name="ro1">
          <table:table-cell office:value-type="float" office:value="0.511926">
            <text:p>0.511926</text:p>
          </table:table-cell>
        </table:table-row>
        <table:table-row table:style-name="ro1">
          <table:table-cell office:value-type="float" office:value="0.509491">
            <text:p>0.509491</text:p>
          </table:table-cell>
        </table:table-row>
        <table:table-row table:style-name="ro1">
          <table:table-cell office:value-type="float" office:value="0.508809">
            <text:p>0.508809</text:p>
          </table:table-cell>
        </table:table-row>
        <table:table-row table:style-name="ro1">
          <table:table-cell office:value-type="float" office:value="0.50903">
            <text:p>0.50903</text:p>
          </table:table-cell>
        </table:table-row>
        <table:table-row table:style-name="ro1">
          <table:table-cell office:value-type="float" office:value="0.513113">
            <text:p>0.513113</text:p>
          </table:table-cell>
        </table:table-row>
        <table:table-row table:style-name="ro1">
          <table:table-cell office:value-type="float" office:value="0.485745">
            <text:p>0.485745</text:p>
          </table:table-cell>
        </table:table-row>
        <table:table-row table:style-name="ro1">
          <table:table-cell office:value-type="float" office:value="0.477916">
            <text:p>0.477916</text:p>
          </table:table-cell>
        </table:table-row>
        <table:table-row table:style-name="ro1">
          <table:table-cell office:value-type="float" office:value="0.451865">
            <text:p>0.451865</text:p>
          </table:table-cell>
        </table:table-row>
        <table:table-row table:style-name="ro1">
          <table:table-cell office:value-type="float" office:value="0.450574">
            <text:p>0.450574</text:p>
          </table:table-cell>
        </table:table-row>
        <table:table-row table:style-name="ro1">
          <table:table-cell office:value-type="float" office:value="0.45225">
            <text:p>0.45225</text:p>
          </table:table-cell>
        </table:table-row>
        <table:table-row table:style-name="ro1">
          <table:table-cell office:value-type="float" office:value="0.445032">
            <text:p>0.445032</text:p>
          </table:table-cell>
        </table:table-row>
        <table:table-row table:style-name="ro1">
          <table:table-cell office:value-type="float" office:value="0.448483">
            <text:p>0.448483</text:p>
          </table:table-cell>
        </table:table-row>
        <table:table-row table:style-name="ro1">
          <table:table-cell office:value-type="float" office:value="0.43531">
            <text:p>0.43531</text:p>
          </table:table-cell>
        </table:table-row>
        <table:table-row table:style-name="ro1">
          <table:table-cell office:value-type="float" office:value="0.430771">
            <text:p>0.430771</text:p>
          </table:table-cell>
        </table:table-row>
        <table:table-row table:style-name="ro1">
          <table:table-cell office:value-type="float" office:value="0.433515">
            <text:p>0.433515</text:p>
          </table:table-cell>
        </table:table-row>
        <table:table-row table:style-name="ro1">
          <table:table-cell office:value-type="float" office:value="0.435753">
            <text:p>0.435753</text:p>
          </table:table-cell>
        </table:table-row>
        <table:table-row table:style-name="ro1">
          <table:table-cell office:value-type="float" office:value="0.437032">
            <text:p>0.437032</text:p>
          </table:table-cell>
        </table:table-row>
        <table:table-row table:style-name="ro1">
          <table:table-cell office:value-type="float" office:value="0.436599">
            <text:p>0.436599</text:p>
          </table:table-cell>
        </table:table-row>
        <table:table-row table:style-name="ro1">
          <table:table-cell office:value-type="float" office:value="0.439964">
            <text:p>0.439964</text:p>
          </table:table-cell>
        </table:table-row>
        <table:table-row table:style-name="ro1">
          <table:table-cell office:value-type="float" office:value="0.445538">
            <text:p>0.445538</text:p>
          </table:table-cell>
        </table:table-row>
        <table:table-row table:style-name="ro1">
          <table:table-cell office:value-type="float" office:value="0.445529">
            <text:p>0.445529</text:p>
          </table:table-cell>
        </table:table-row>
        <table:table-row table:style-name="ro1">
          <table:table-cell office:value-type="float" office:value="0.453139">
            <text:p>0.453139</text:p>
          </table:table-cell>
        </table:table-row>
        <table:table-row table:style-name="ro1">
          <table:table-cell office:value-type="float" office:value="0.451194">
            <text:p>0.451194</text:p>
          </table:table-cell>
        </table:table-row>
        <table:table-row table:style-name="ro1">
          <table:table-cell office:value-type="float" office:value="0.459427">
            <text:p>0.459427</text:p>
          </table:table-cell>
        </table:table-row>
        <table:table-row table:style-name="ro1">
          <table:table-cell office:value-type="float" office:value="0.462609">
            <text:p>0.462609</text:p>
          </table:table-cell>
        </table:table-row>
        <table:table-row table:style-name="ro1">
          <table:table-cell office:value-type="float" office:value="0.467334">
            <text:p>0.467334</text:p>
          </table:table-cell>
        </table:table-row>
        <table:table-row table:style-name="ro1">
          <table:table-cell office:value-type="float" office:value="0.470647">
            <text:p>0.470647</text:p>
          </table:table-cell>
        </table:table-row>
        <table:table-row table:style-name="ro1">
          <table:table-cell office:value-type="float" office:value="0.464122">
            <text:p>0.464122</text:p>
          </table:table-cell>
        </table:table-row>
        <table:table-row table:style-name="ro1">
          <table:table-cell office:value-type="float" office:value="0.478645">
            <text:p>0.478645</text:p>
          </table:table-cell>
        </table:table-row>
        <table:table-row table:style-name="ro1">
          <table:table-cell office:value-type="float" office:value="0.482249">
            <text:p>0.482249</text:p>
          </table:table-cell>
        </table:table-row>
        <table:table-row table:style-name="ro1">
          <table:table-cell office:value-type="float" office:value="0.486911">
            <text:p>0.486911</text:p>
          </table:table-cell>
        </table:table-row>
        <table:table-row table:style-name="ro1">
          <table:table-cell office:value-type="float" office:value="0.488868">
            <text:p>0.488868</text:p>
          </table:table-cell>
        </table:table-row>
        <table:table-row table:style-name="ro1">
          <table:table-cell office:value-type="float" office:value="0.493648">
            <text:p>0.493648</text:p>
          </table:table-cell>
        </table:table-row>
        <table:table-row table:style-name="ro1">
          <table:table-cell office:value-type="float" office:value="0.49549">
            <text:p>0.49549</text:p>
          </table:table-cell>
        </table:table-row>
        <table:table-row table:style-name="ro1">
          <table:table-cell office:value-type="float" office:value="0.500404">
            <text:p>0.500404</text:p>
          </table:table-cell>
        </table:table-row>
        <table:table-row table:style-name="ro1">
          <table:table-cell office:value-type="float" office:value="0.492931">
            <text:p>0.492931</text:p>
          </table:table-cell>
        </table:table-row>
        <table:table-row table:style-name="ro1">
          <table:table-cell office:value-type="float" office:value="0.507873">
            <text:p>0.507873</text:p>
          </table:table-cell>
        </table:table-row>
        <table:table-row table:style-name="ro1">
          <table:table-cell office:value-type="float" office:value="0.510899">
            <text:p>0.510899</text:p>
          </table:table-cell>
        </table:table-row>
        <table:table-row table:style-name="ro1">
          <table:table-cell office:value-type="float" office:value="0.514492">
            <text:p>0.514492</text:p>
          </table:table-cell>
        </table:table-row>
        <table:table-row table:style-name="ro1">
          <table:table-cell office:value-type="float" office:value="0.519646">
            <text:p>0.519646</text:p>
          </table:table-cell>
        </table:table-row>
        <table:table-row table:style-name="ro1">
          <table:table-cell office:value-type="float" office:value="0.521254">
            <text:p>0.521254</text:p>
          </table:table-cell>
        </table:table-row>
        <table:table-row table:style-name="ro1">
          <table:table-cell office:value-type="float" office:value="0.524224">
            <text:p>0.524224</text:p>
          </table:table-cell>
        </table:table-row>
        <table:table-row table:style-name="ro1">
          <table:table-cell office:value-type="float" office:value="0.524811">
            <text:p>0.524811</text:p>
          </table:table-cell>
        </table:table-row>
        <table:table-row table:style-name="ro1">
          <table:table-cell office:value-type="float" office:value="0.526222">
            <text:p>0.526222</text:p>
          </table:table-cell>
        </table:table-row>
        <table:table-row table:style-name="ro1">
          <table:table-cell office:value-type="float" office:value="0.517707">
            <text:p>0.517707</text:p>
          </table:table-cell>
        </table:table-row>
        <table:table-row table:style-name="ro1">
          <table:table-cell office:value-type="float" office:value="0.529722">
            <text:p>0.529722</text:p>
          </table:table-cell>
        </table:table-row>
        <table:table-row table:style-name="ro1">
          <table:table-cell office:value-type="float" office:value="0.531525">
            <text:p>0.531525</text:p>
          </table:table-cell>
        </table:table-row>
        <table:table-row table:style-name="ro1">
          <table:table-cell office:value-type="float" office:value="0.533409">
            <text:p>0.533409</text:p>
          </table:table-cell>
        </table:table-row>
        <table:table-row table:style-name="ro1">
          <table:table-cell office:value-type="float" office:value="0.535276">
            <text:p>0.535276</text:p>
          </table:table-cell>
        </table:table-row>
        <table:table-row table:style-name="ro1">
          <table:table-cell office:value-type="float" office:value="0.536708">
            <text:p>0.536708</text:p>
          </table:table-cell>
        </table:table-row>
        <table:table-row table:style-name="ro1">
          <table:table-cell office:value-type="float" office:value="0.537586">
            <text:p>0.537586</text:p>
          </table:table-cell>
        </table:table-row>
        <table:table-row table:style-name="ro1">
          <table:table-cell office:value-type="float" office:value="0.381607">
            <text:p>0.381607</text:p>
          </table:table-cell>
        </table:table-row>
        <table:table-row table:style-name="ro1">
          <table:table-cell office:value-type="float" office:value="0.543656">
            <text:p>0.543656</text:p>
          </table:table-cell>
        </table:table-row>
        <table:table-row table:style-name="ro1">
          <table:table-cell office:value-type="float" office:value="0.541932">
            <text:p>0.541932</text:p>
          </table:table-cell>
        </table:table-row>
        <table:table-row table:style-name="ro1">
          <table:table-cell office:value-type="float" office:value="0.542275">
            <text:p>0.542275</text:p>
          </table:table-cell>
        </table:table-row>
        <table:table-row table:style-name="ro1">
          <table:table-cell office:value-type="float" office:value="0.532063">
            <text:p>0.532063</text:p>
          </table:table-cell>
        </table:table-row>
        <table:table-row table:style-name="ro1">
          <table:table-cell office:value-type="float" office:value="0.52258">
            <text:p>0.52258</text:p>
          </table:table-cell>
        </table:table-row>
        <table:table-row table:style-name="ro1">
          <table:table-cell office:value-type="float" office:value="0.513136">
            <text:p>0.513136</text:p>
          </table:table-cell>
        </table:table-row>
        <table:table-row table:style-name="ro1">
          <table:table-cell office:value-type="float" office:value="0.476711">
            <text:p>0.476711</text:p>
          </table:table-cell>
        </table:table-row>
        <table:table-row table:style-name="ro1">
          <table:table-cell office:value-type="float" office:value="0.493763">
            <text:p>0.493763</text:p>
          </table:table-cell>
        </table:table-row>
        <table:table-row table:style-name="ro1">
          <table:table-cell office:value-type="float" office:value="0.463084">
            <text:p>0.463084</text:p>
          </table:table-cell>
        </table:table-row>
        <table:table-row table:style-name="ro1">
          <table:table-cell office:value-type="float" office:value="0.488905">
            <text:p>0.488905</text:p>
          </table:table-cell>
        </table:table-row>
        <table:table-row table:style-name="ro1">
          <table:table-cell office:value-type="float" office:value="0.483283">
            <text:p>0.483283</text:p>
          </table:table-cell>
        </table:table-row>
        <table:table-row table:style-name="ro1">
          <table:table-cell office:value-type="float" office:value="0.476866">
            <text:p>0.476866</text:p>
          </table:table-cell>
        </table:table-row>
        <table:table-row table:style-name="ro1">
          <table:table-cell office:value-type="float" office:value="0.479227">
            <text:p>0.479227</text:p>
          </table:table-cell>
        </table:table-row>
        <table:table-row table:style-name="ro1">
          <table:table-cell office:value-type="float" office:value="0.479118">
            <text:p>0.479118</text:p>
          </table:table-cell>
        </table:table-row>
        <table:table-row table:style-name="ro1">
          <table:table-cell office:value-type="float" office:value="0.48627">
            <text:p>0.48627</text:p>
          </table:table-cell>
        </table:table-row>
        <table:table-row table:style-name="ro1">
          <table:table-cell office:value-type="float" office:value="0.486321">
            <text:p>0.486321</text:p>
          </table:table-cell>
        </table:table-row>
        <table:table-row table:style-name="ro1">
          <table:table-cell office:value-type="float" office:value="0.483277">
            <text:p>0.483277</text:p>
          </table:table-cell>
        </table:table-row>
        <table:table-row table:style-name="ro1">
          <table:table-cell office:value-type="float" office:value="0.48101">
            <text:p>0.48101</text:p>
          </table:table-cell>
        </table:table-row>
        <table:table-row table:style-name="ro1">
          <table:table-cell office:value-type="float" office:value="0.47942">
            <text:p>0.47942</text:p>
          </table:table-cell>
        </table:table-row>
        <table:table-row table:style-name="ro1">
          <table:table-cell office:value-type="float" office:value="0.462594">
            <text:p>0.46259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</meta:initial-creator>
    <meta:creation-date>2014-12-22T17:28:28</meta:creation-date>
    <dc:date>2014-12-22T17:29:38</dc:date>
    <dc:creator>eugene </dc:creator>
    <meta:editing-duration>P0D</meta:editing-duration>
    <meta:editing-cycles>1</meta:editing-cycles>
    <meta:document-statistic meta:table-count="3" meta:cell-count="10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99cm" svg:height="15.327cm" xlink:href=".." xlink:type="simple" chart:class="chart:line" chart:style-name="ch1">
        <chart:legend chart:legend-position="end" svg:x="18.138cm" svg:y="7.364cm" style:legend-expansion="high" chart:style-name="ch2"/>
        <chart:plot-area chart:style-name="ch3" table:cell-range-address="Sheet1.A1:Sheet1.A100" svg:x="0.869cm" svg:y="1.359cm" svg:width="16.431cm" svg:height="13.242cm">
          <chartooo:coordinate-region svg:x="1.596cm" svg:y="1.559cm" svg:width="15.673cm" svg:height="11.9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2064">
                <text:p>0.142064</text:p>
                <draw:g>
                  <svg:desc>Sheet1.A1:Sheet1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5714">
                <text:p>0.14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2754">
                <text:p>0.152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7474">
                <text:p>0.157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1307">
                <text:p>0.161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0281">
                <text:p>0.170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7752">
                <text:p>0.187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798">
                <text:p>0.217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1873">
                <text:p>0.251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6059">
                <text:p>0.2860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7023">
                <text:p>0.317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7567">
                <text:p>0.3475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5721">
                <text:p>0.3757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032">
                <text:p>0.400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23351">
                <text:p>0.4233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997">
                <text:p>0.44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4659">
                <text:p>0.474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218">
                <text:p>0.50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1671">
                <text:p>0.516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239">
                <text:p>0.502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4413">
                <text:p>0.5044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8118">
                <text:p>0.508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1656">
                <text:p>0.516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14028">
                <text:p>0.5140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15223">
                <text:p>0.5152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9699">
                <text:p>0.5096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0286">
                <text:p>0.5102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11022">
                <text:p>0.511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1926">
                <text:p>0.5119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09491">
                <text:p>0.5094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8809">
                <text:p>0.5088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0903">
                <text:p>0.50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3113">
                <text:p>0.5131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85745">
                <text:p>0.485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77916">
                <text:p>0.4779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51865">
                <text:p>0.4518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0574">
                <text:p>0.4505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5225">
                <text:p>0.452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45032">
                <text:p>0.4450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48483">
                <text:p>0.4484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3531">
                <text:p>0.435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0771">
                <text:p>0.4307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3515">
                <text:p>0.433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5753">
                <text:p>0.4357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37032">
                <text:p>0.4370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6599">
                <text:p>0.4365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39964">
                <text:p>0.4399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45538">
                <text:p>0.4455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5529">
                <text:p>0.4455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53139">
                <text:p>0.4531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51194">
                <text:p>0.4511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59427">
                <text:p>0.4594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62609">
                <text:p>0.4626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67334">
                <text:p>0.4673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70647">
                <text:p>0.4706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64122">
                <text:p>0.4641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78645">
                <text:p>0.4786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82249">
                <text:p>0.4822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86911">
                <text:p>0.4869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88868">
                <text:p>0.4888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93648">
                <text:p>0.4936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9549">
                <text:p>0.495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00404">
                <text:p>0.5004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92931">
                <text:p>0.4929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07873">
                <text:p>0.5078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10899">
                <text:p>0.5108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14492">
                <text:p>0.5144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19646">
                <text:p>0.5196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1254">
                <text:p>0.5212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24224">
                <text:p>0.5242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4811">
                <text:p>0.5248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26222">
                <text:p>0.526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17707">
                <text:p>0.5177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29722">
                <text:p>0.5297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31525">
                <text:p>0.5315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33409">
                <text:p>0.5334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35276">
                <text:p>0.5352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36708">
                <text:p>0.5367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37586">
                <text:p>0.5375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81607">
                <text:p>0.3816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43656">
                <text:p>0.5436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41932">
                <text:p>0.5419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42275">
                <text:p>0.5422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32063">
                <text:p>0.5320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2258">
                <text:p>0.522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3136">
                <text:p>0.5131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76711">
                <text:p>0.4767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93763">
                <text:p>0.4937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63084">
                <text:p>0.4630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88905">
                <text:p>0.4889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83283">
                <text:p>0.4832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76866">
                <text:p>0.4768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79227">
                <text:p>0.4792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79118">
                <text:p>0.4791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8627">
                <text:p>0.486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86321">
                <text:p>0.4863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3277">
                <text:p>0.4832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8101">
                <text:p>0.481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7942">
                <text:p>0.479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62594">
                <text:p>0.4625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